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E4XAxiomHelp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E4XAxiomHelper.toOMElement( Object script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xiomE4XContextFactory.getE4xImplementa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ScriptE4XAxiomHelper.JavaScriptE4XAxiomHelper( ScriptEngine eng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ScriptE4XAxiomHelper.toScriptXML( OMElement 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